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style:font-name="Noto Sans" fo:font-size="12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Die digitale Transformation verändert alles. Neue digitale Spieler haben altverdiente Branchen und Unternehmen weggefegt. Neue digitale Technologien wie Machine Learning und Künstliche Intelligenz bedrohen jetzt ehemals sichere Arbeitsplätze in Büros und Managementetagen und werden in absehbarer Zeit unsere gesamte Lebenswirklichkeit dominieren. Alles, was vorstellbar ist, wird auch Realität werden, so lautet eines der ungeschriebenen Gesetze der digitalen Transformation. Auf die Radikalität unserer Zeit gibt es nur zwei Antworten: Den Kopf in den Sand zu stecken und mit der schweigenden Mehrheit hoffen, dass alles nicht so schlimm wird. Oder: Sich selber in das Abenteuer der neuen Möglichkeiten werfen und spielerisch zum Gestalter und Profiteur (nicht nur im materiellen Sinne) der Umwälzung zu werden. Bist Du bereit für die radikale Metamorphose im Denken, Lernen und Handeln, um auf der Gewinnerseite der neuen Ära zu stehen? Dieses Seminar versteht sich als Initiation in die schöne neue terra digitalis und gleichzeitig als Gelegenheit und Katalysator für tiefgreifenden persönlichen Wandel, dessen Auswirkungen in Beruf und Alltag zu spüren sein werden.</text:p>
      <text:p text:style-name="Standard"/>
      <text:p text:style-name="Standard"/>
      <text:p text:style-name="Standard"/>
      <text:p text:style-name="Standard">Digital transformation is changing everything. New digital players have swept away old industries and companies. New digital technologies such as Machine Learning and Artificial Intelligence are now threatening formerly secure workplaces in offices and management floors and will dominate our entire reality in the foreseeable future. One of the unwritten laws of digital transformation is that everything that can be imagined will become reality. There are only two answers to the radicalism of our time: to bury your head in the sand and hope with the silent majority that everything will not get so bad. Or: To throw oneself into the adventure of new possibilities and playfully become the designer and profiteer (not only in the material sense) of revolution. Are you ready for the radical metamorphosis of thinking, learning and acting to be on the winning side of the new era? This seminar sees itself as an initiation into the beautiful new terra digitalis and at the same time as an opportunity and catalyst for profound personal change, the effects of which will be felt in work and everyday lif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8:18:40.765186619</meta:creation-date>
    <dc:date>2019-04-08T19:24:59.909208439</dc:date>
    <meta:editing-duration>PT5M16S</meta:editing-duration>
    <meta:editing-cycles>1</meta:editing-cycles>
    <meta:document-statistic meta:table-count="0" meta:image-count="0" meta:object-count="0" meta:page-count="1" meta:paragraph-count="2" meta:word-count="346" meta:character-count="2277" meta:non-whitespace-character-count="1932"/>
    <meta:generator>LibreOffice/6.0.6.2$Linux_X86_64 LibreOffice_project/00m0$Build-2</meta:generator>
  </office:meta>
</office:document-meta>
</file>